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6fb3" officeooo:paragraph-rsid="00126f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than Cravener</text:p>
      <text:p text:style-name="P1">EECS 376</text:p>
      <text:p text:style-name="P1">PS2</text:p>
      <text:p text:style-name="P1"/>
      <text:p text:style-name="P1"/>
      <text:p text:style-name="P1">For this assignment I only modified lidar_alarm which will prevent the robot from crashing, but has no logic as to how it moves. <text:s/>I decided to create a variable size “safe-zone” that will signal the alarm if, while moving the robot detects anything in a .5 meter space in front of it, or while stopped (after seeing an obstacle) detects anything in a .94 meter space. <text:s/>The .94 meters was selected through trial and error to keep the robot from just doing loops around the starting area.</text:p>
      <text:p text:style-name="P1"/>
      <text:p text:style-name="P1">I am able to get the angle range needed through trigonometry. <text:s/>By splitting the “safe-zone” in two it is possible to use two right triangles with one leg being the minimum safe distance, and the other being half of the desired safe-zone width. <text:s/>By using atan the angle can be calculated and the number of lidar slices computed by dividing by the angle between each lidar slice and rounding (to ensure an integer value is achieved). <text:s/>Each of those slices is then checked to make sure there are no obstacles in the 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9:55:30.104377658</meta:creation-date>
    <dc:date>2018-02-08T20:05:20.547141698</dc:date>
    <meta:editing-duration>P0D</meta:editing-duration>
    <meta:editing-cycles>1</meta:editing-cycles>
    <meta:document-statistic meta:table-count="0" meta:image-count="0" meta:object-count="0" meta:page-count="1" meta:paragraph-count="5" meta:word-count="185" meta:character-count="1029" meta:non-whitespace-character-count="844"/>
    <meta:generator>LibreOffice/4.2.8.2$Linux_X86_64 LibreOffice_project/420m0$Build-2</meta:generator>
  </office:meta>
</office:document-meta>
</file>